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loext:graphic-properties draw:fill-gradient-name="gradient" draw:fill-hatch-name="hatch"/>
      <style:paragraph-properties fo:line-height="150%" fo:text-align="center" style:justify-single-word="false"/>
      <style:text-properties fo:font-size="16pt" officeooo:paragraph-rsid="000b96a0" style:font-size-asian="16pt" style:font-size-complex="16pt"/>
    </style:style>
    <style:style style:name="P2" style:family="paragraph" style:parent-style-name="Standard">
      <loext:graphic-properties draw:fill-gradient-name="gradient" draw:fill-hatch-name="hatch"/>
      <style:paragraph-properties fo:line-height="150%"/>
      <style:text-properties fo:font-size="16pt" officeooo:paragraph-rsid="000b96a0" style:font-size-asian="16pt" style:font-size-complex="16pt"/>
    </style:style>
    <style:style style:name="T1" style:family="text">
      <style:text-properties style:font-name="Times New Roman" fo:font-size="14pt" style:font-size-asian="14pt" style:font-name-complex="Times New Roman1" style:font-size-complex="14pt"/>
    </style:style>
    <style:style style:name="T2" style:family="text">
      <style:text-properties style:font-name="Times New Roman" fo:font-size="14pt" fo:language="en" fo:country="US" fo:font-style="italic" style:text-underline-style="solid" style:text-underline-width="auto" style:text-underline-color="font-color" fo:font-weight="bold" style:font-size-asian="14pt" style:font-style-asian="italic" style:font-weight-asian="bold" style:font-name-complex="Times New Roman1" style:font-size-complex="14pt"/>
    </style:style>
    <style:style style:name="T3" style:family="text">
      <style:text-properties style:font-name="Times New Roman" fo:language="en" fo:country="US" fo:font-style="italic" style:text-underline-style="solid" style:text-underline-width="auto" style:text-underline-color="font-color" fo:font-weight="bold" style:font-style-asian="italic" style:font-weight-asian="bold" style:font-name-complex="Times New Roman1"/>
    </style:style>
    <style:style style:name="T4" style:family="text">
      <style:text-properties style:font-name="Times New Roman" style:font-name-complex="Times New Roman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3">XXXV</text:span></text:p>
      <text:p text:style-name="P2"><text:span text:style-name="T4">Даша в сопровождении Джейн и Евгения вошла в уже знакомый дом. В голове ее вспыхнули синим пламенем воспоминания, но откинув их, она нерешительно прошла на второй этаж. Евгений следовал за ней, Джейн же осталась внизу. Подойдя к кабинету, Евгений открыл перед Дашей дверь. Девушка нерешительно шагнула внутрь. В центре комнаты стоял стеклянный стол. В тусклом свете свечей виднелся <text:s/>скромный, но дорогой ужин, бутылка изысканного вина и бокалы. Павел сидел невозмутимо в новом дорогом костюме, и вид его выражал максимальную серьезность. Увидев девушку, он встал, подошел к ней и, подав руку, помог сесть, после чего вернулся на свое место. Подумав, немного, Павел поправил галстук и, загадочно посмотрев на Дашу, произнес:</text:span></text:p>
      <text:p text:style-name="P2"><text:span text:style-name="T4">–Даша, я, пожалуй, начну с основного. </text:span></text:p>
      <text:p text:style-name="P2"><text:span text:style-name="T4">–Да уж, Павел Даниилович, постарайтесь объяснить, что я здесь делаю, и почему ваши люди следят за мной?</text:span></text:p>
      <text:p text:style-name="P2"><text:span text:style-name="T4">–Сегодня тебя пытались похитить, и ни к чему хорошему это не привело бы. Евгений и Джейн незаметно для тебя были рядом наготове. </text:span></text:p>
      <text:p text:style-name="P2"><text:span text:style-name="T4">–А не ты ли все это спланировал, чтобы меня сюда притащить?</text:span></text:p>
      <text:p text:style-name="P2"><text:span text:style-name="T4">–Хорошая идея, приму к сведению. Нет, это не я придумал. Дела обстоят очень серьезно. Я анализировал материалы по делу о взрыве на «Надежде». Так вот. Взрыв был не случайным. Ледокол взорвали. К этому добавились вандализмы возле моего офиса и попытка поджога серверной. </text:span></text:p>
      <text:p text:style-name="P2"><text:soft-page-break/><text:span text:style-name="T4">–И кому же ты еще там дорогу перешел. А в прочем, мне все равно. Меня волнует причем я тут?</text:span></text:p>
      <text:p text:style-name="P2"><text:span text:style-name="T4">–Я как раз хотел сказать, об этом. Тот человек, кто стоит за этим достаточно детально, как я вижу, анализирует мой распорядок, планы и личную жизнь. Однако, как я понимаю, этот игрок или не знает о том, что мы расстались и думает иначе, или же он слишком наглый и все равно хочет воздействовать на меня через тебя, опираясь на мои чувства к тебе.</text:span></text:p>
      <text:p text:style-name="P2"><text:span text:style-name="T4">–А, ну теперь я еще и в опасности из-за тебя! Вечно ты меня во что-то втягиваешь. Вечно в твоих проблемах участвую я. И что же ты теперь хочешь от меня?</text:span></text:p>
      <text:p text:style-name="P2"><text:span text:style-name="T4">–Пока все не уляжется, Джейн будет ходить с тобой. Я тебя втянул в это, я должен обеспечить твою безопасность. </text:span></text:p>
      <text:p text:style-name="P2"><text:span text:style-name="T4">–Ладно, уговорил. Спасибо на том, что хоть телохранитель девушка, – закатив глаза, сказала Даша. </text:span></text:p>
      <text:p text:style-name="P2"><text:span text:style-name="T4">–Джейн работала у моих родителей, а теперь у меня уже 6 лет. Думаю, ты подружишься с этой англичанкой. Она тебе понравится.</text:span></text:p>
      <text:p text:style-name="P2"><text:span text:style-name="T4">–Ладно, поймала тебя на слове. Это все, что ты хотел сказать? Я тогда пойду.</text:span></text:p>
      <text:p text:style-name="P2"><text:span text:style-name="T4">Павел встал и, поправив пиджак, подошел к девушке. Та резко встала, посмотрев ему в глаза. </text:span></text:p>
      <text:p text:style-name="P2"><text:span text:style-name="T4">–Даш, я хотел сказать.</text:span></text:p>
      <text:p text:style-name="P2"><text:span text:style-name="T4">–Не надо слов, Павел, я все понимаю. Это все в прошлом и зла на тебя я не держу. Единственное, что хотелось бы справедливости, но ладно. Тогда я тоже не должна была так поступать. Мне стоило выслушать тебя, а я вот так вот взяла и улетела в Израиль. </text:span></text:p>
      <text:p text:style-name="P2"><text:soft-page-break/><text:span text:style-name="T4">–Даш, послушай. Я много переосмысливал все, пока лежал в больнице. Давай, раз все осталось в прошлом, попробуем начать все сначала? – неуверенно сказал Павел, осторожно касаясь руки девушки. </text:span></text:p>
      <text:p text:style-name="P2"><text:span text:style-name="T4">–Ну раз так, то давай попробуем, – улыбаясь сказала она.</text:span></text:p>
      <text:p text:style-name="P2"><text:span text:style-name="T4">Осторожно подняв руку девушки, Алехин надел на средний палец изысканное золотое кольцо с прекрасным сияющим сапфиром. </text:span></text:p>
      <text:p text:style-name="P2"><text:span text:style-name="T4">–Пусть это прекрасное кольцо будет началом чего-то нового и прекрасного, а именно наших отношений, – улыбнувшись, сказал он.</text:span></text:p>
      <text:p text:style-name="P2"><text:span text:style-name="T4"><text:s/>–Паш, ты что?! Я не могу принять его! – возмутилась девушка. </text:span></text:p>
      <text:p text:style-name="P2"><text:span text:style-name="T4">–Тише, <text:s/>– сказал Павел, нежно касаясь губ девушки. </text:span></text:p>
      <text:p text:style-name="P2"><text:span text:style-name="T4">Даша хотела еще что-то возразить, но растаяв в объятиях Алехина, ответила на поцелуй. Следующие пару часов прошли за ужином, танцами и разговорами. Допив последний бокал вина, девушка спокойно подошла к Алехину, осторожно провела рукой по его ключице и груди и в одно движение выхватила магнитный ключ из нагрудного кармана пиджака. </text:span></text:p>
      <text:p text:style-name="P2"><text:span text:style-name="T4">–Зачем он тебе? – удивленно спросил Павел.</text:span></text:p>
      <text:p text:style-name="P2"><text:span text:style-name="T4">–Отведи меня вниз! – улыбнувшись, сказала девушка.</text:span></text:p>
      <text:p text:style-name="P2"><text:span text:style-name="T4">–Даша, в прошлый раз это ничем хорошим не закончилось и я не хочу, чтобы это повторилось. </text:span></text:p>
      <text:p text:style-name="P2"><text:span text:style-name="T4">–Ну Алехин, ну что ж ты такой скучный. Ну пойдем. Не уйду я от тебя никуда, не переживай. </text:span></text:p>
      <text:p text:style-name="P2"><text:span text:style-name="T4">Покачав головой, Павел глубоко вздохнул и подошел к картине. Сняв ее, он надавил гвоздик и еще раз посмотрел на Дашу. Та уверенно улыбнувшись, кивнула ему. Павел приложил руку к стене и сделал </text:span><text:soft-page-break/><text:span text:style-name="T4">неуверенный шаг в открывшийся проход, а Даша проследовала за ним. 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15T19:34:33.195000000</meta:creation-date>
    <dc:date>2022-05-15T19:34:53.916000000</dc:date>
    <meta:editing-duration>PT20S</meta:editing-duration>
    <meta:editing-cycles>1</meta:editing-cycles>
    <meta:document-statistic meta:table-count="0" meta:image-count="0" meta:object-count="0" meta:page-count="4" meta:paragraph-count="29" meta:word-count="676" meta:character-count="4151" meta:non-whitespace-character-count="3478"/>
    <meta:generator>LibreOffice/7.2.2.2$Windows_X86_64 LibreOffice_project/02b2acce88a210515b4a5bb2e46cbfb63fe97d56</meta:generator>
  </office:meta>
</office:document-meta>
</file>